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a2b0" officeooo:paragraph-rsid="0012a2b0"/>
    </style:style>
    <style:style style:name="P2" style:family="paragraph" style:parent-style-name="Standard">
      <style:text-properties officeooo:rsid="001378af" officeooo:paragraph-rsid="001378af"/>
    </style:style>
    <style:style style:name="P3" style:family="paragraph" style:parent-style-name="Standard">
      <style:text-properties officeooo:rsid="00150acf" officeooo:paragraph-rsid="00150acf"/>
    </style:style>
    <style:style style:name="P4" style:family="paragraph" style:parent-style-name="Standard">
      <style:text-properties officeooo:rsid="0016ee1c" officeooo:paragraph-rsid="0016ee1c"/>
    </style:style>
    <style:style style:name="P5" style:family="paragraph" style:parent-style-name="Standard">
      <style:text-properties officeooo:rsid="001829b8" officeooo:paragraph-rsid="001829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ci gasiti codul:</text:p>
      <text:p text:style-name="P1"><text:a xlink:type="simple" xlink:href="http://www.ecatsbridge.com/documents/docdefault.asp?page=Laws&amp;start=c%3A%5Cinetpub%5Cwwwroot%5Cecatsbridge%5Cdocuments%5Cfiles%5C2017Laws%2FPDF" text:style-name="Internet_20_link" text:visited-style-name="Visited_20_Internet_20_Link">http://www.ecatsbridge.com/documents/docdefault.asp?page=Laws&amp;start=c%3A%5Cinetpub%5Cwwwroot%5Cecatsbridge%5Cdocuments%5Cfiles%5C2017Laws%2FPDF</text:a></text:p>
      <text:p text:style-name="P1"/>
      <text:p text:style-name="P1"/>
      <text:p text:style-name="P1">Mai simplu, aici:</text:p>
      <text:p text:style-name="P1">https://drive.google.com/open?id=0Bwic6xn-PWu4WkZBVGZqajVVcEk</text:p>
      <text:p text:style-name="P1"/>
      <text:p text:style-name="P1"/>
      <text:p text:style-name="P1">al 2-lea e valabil; primul intra in vigoare la 1 sep, dar il gasiti in comparatie cu cel actual</text:p>
      <text:p text:style-name="P1"/>
      <text:p text:style-name="P1"/>
      <text:p text:style-name="P2">1.) Explicatii</text:p>
      <text:p text:style-name="P2">Cereti intotdeauna! Nu presupuneti nimic! Cand oferiti explicatii, scrieti-le. Nu folositi notatii ambigue</text:p>
      <text:p text:style-name="P2">Desi 4=5=2=2 intelege toate lumea ca fiind 4S,5H,2D,2C mai bine va obositi putin</text:p>
      <text:p text:style-name="P2">la un moment dat muistul de Lauria l-a acuzat pe Helgemo ca l-a dezinformat scriindu-i ceva de genu 3H=4S si voia ca de fapt sa-i fi fost scris 3H=&gt;4S</text:p>
      <text:p text:style-name="P2">puneti-i sa scrie</text:p>
      <text:p text:style-name="P2">incercati sa chemati alt arbitru daca vi se pare ca sunt din aceeasi tara</text:p>
      <text:p text:style-name="P2">daca doar credeti scrieti NEDISCUTAT, si eventual I believe</text:p>
      <text:p text:style-name="P2">nu stiu daca vom preda sistemul in totalitate dar sa-l aveti cu voi, mai degraba electronic</text:p>
      <text:p text:style-name="P2">sau mi-l puteti da, il pun pe git si-l avem tot timpul</text:p>
      <text:p text:style-name="P2"/>
      <text:p text:style-name="P2">2.) Renonse</text:p>
      <text:p text:style-name="P2">pana cand unul din axa noastra nu a jucat la levata urmatoare putem sa ne corectam renonsa. Cartea jucata insa e penalizata in caz ca suntem flanc</text:p>
      <text:p text:style-name="P3">A 2-a renonsa intr-o culoare nu e direct penalizabila (adica nu mai dati o levata in plus)</text:p>
      <text:p text:style-name="P3">dar daca se poate ca a 2-a renonsa sa va produca mai mult demage asa va fi</text:p>
      <text:p text:style-name="P3">de preferat NU FACETI renonse</text:p>
      <text:p text:style-name="P3">nu exista un consens asupra aplicarii legii 6Bb6 ( nu intre mine si Dudu)</text:p>
      <text:p text:style-name="P2"/>
      <text:p text:style-name="P2">3.) Dona (la paravane)</text:p>
      <text:p text:style-name="P2">Mutati TOT caruciorul sa va asigurati ca si cealalta parte vede toata licitatia</text:p>
      <text:p text:style-name="P2">Licitatia se termina LEGAL cand un anunt e urmat de 3 pasi </text:p>
      <text:p text:style-name="P2">Anunt=licitatie/pas/contra/rebubu</text:p>
      <text:p text:style-name="P2">Se ataca cu cartea pe fata</text:p>
      <text:p text:style-name="P2">Nu se pune morul cand vezi atacul</text:p>
      <text:p text:style-name="P2">Daca paravanul se deschide pe partea ta ciocani SI ASTEPTI ca aia sa ciocane inapoi (foarte multi nu respecta asta)</text:p>
      <text:p text:style-name="P2">Daca paravanul se deschide pe partea cealalta ciocani si astepti sa-l deschida</text:p>
      <text:p text:style-name="P3">Cititi legea 20, mai ales E</text:p>
      <text:p text:style-name="P3">Puteti cere explicatii pe parcursul jocului. Doar la randul vostru. Inainte de asta inchideti paravanul. De preferat tot in scris. In flanc asta poate produce informatie neautorizata</text:p>
      <text:p text:style-name="P3"/>
      <text:p text:style-name="P3">4.) licitatii retrase</text:p>
      <text:p text:style-name="P3">Legea 25: o eroare (in principiu mecanica) poate fi corectata inainte ca partenrerul sa fi licitat dar trebuie corectata instantaneu</text:p>
      <text:p text:style-name="P3"/>
      <text:p text:style-name="P3"/>
      <text:p text:style-name="P3"><text:soft-page-break/>5.) Licitatii incorecte</text:p>
      <text:p text:style-name="P3">daca cineva a sublicitat sau licitat peste rand, STANGA lui poate accepta</text:p>
      <text:p text:style-name="P3">daca nu accepta se aplica ceva intre 30-32</text:p>
      <text:p text:style-name="P3">nu considerati ca stiti ce optiuni aveti, LASATI ARBITRUL SA VI LE ENUMERE PE TOATE</text:p>
      <text:p text:style-name="P3"/>
      <text:p text:style-name="P3">6.) lead out of turn</text:p>
      <text:p text:style-name="P3">a.) declarantul nu are dreptul sa joace din mana gresita sa vada cine cum reactioneaza</text:p>
      <text:p text:style-name="P3">ex. clasic e AJTx pe K98x la atuu</text:p>
      <text:p text:style-name="P3">Declarantul nu poate juca din mana gresita ca sa vada reactia altora legat de Q</text:p>
      <text:p text:style-name="P3">ca flanc mai degraba intrebati cine e la rand (aveti voie sa VA VEDETI doar ultima carte) si fiti atenti, poate cineva taie</text:p>
      <text:p text:style-name="P3">daca la finalul levatei toti au intors cartea nu mai ai voie sa ceri sa te uiti la celelalte carti</text:p>
      <text:p text:style-name="P3"/>
      <text:p text:style-name="P3">7.) ezitari</text:p>
      <text:p text:style-name="P3">la paravane se considera ca exista ezitare(Break In Tempo) daca caruciorul a stat mai mult de 30 de sec pe partea cealalta. Puteti totusi incerca sa argumentati altceva</text:p>
      <text:p text:style-name="P3">Arbitrul este chemat de cel de pe cealalta a pravanului, in mod DISCRET</text:p>
      <text:p text:style-name="P3">de asemenea, puteti scrie pe foaie “Hesitation” si daca ala raspunde “Yes” terminati dona si chemati arbitrul la sfarsit</text:p>
      <text:p text:style-name="P3"/>
      <text:p text:style-name="P4">la atac peste rand chemati arbitrul</text:p>
      <text:p text:style-name="P4">intotdeuna lasati arbitrul sa va explice TOATE posibilitatile</text:p>
      <text:p text:style-name="P4">mai ales la licitatie peste rand, atac peste rand, renonsa, carte penalizata</text:p>
      <text:p text:style-name="P4">nu acceptati nesimtiri</text:p>
      <text:p text:style-name="P4">daca cineva va zice ca daca partenerul a ezitat nu mai puteti licita, va minte. Eventual, acum chiar puteti spune ca ati licitat la nervi chiar si cu nimic</text:p>
      <text:p text:style-name="P4">tinetiv-va cartile in falnc sa nu le vada nimeni. Daca partenrul va vede o carte in flanc, aia se considera jucata</text:p>
      <text:p text:style-name="P5">nu jucati inainte sa va fie randul. Asta l-ar putea ajuta pe partener sa numere. Singurul mod in care scapati de asta e in caz ca cineva a defosat in culoare vitala</text:p>
      <text:p text:style-name="P5">nu tablati. Nu acceptati tablaje decat dupa ce va uitati. Daca ei au tablat si zice: “atunci hai sa jucam”, PULA. “ARBITRU!”. Dama o gaseste doar in 2 inainte de AK, nu exista decat schize mega-evidente.</text:p>
      <text:p text:style-name="P5">In speta asta declarantul ia 0 levate:</text:p>
      <text:p text:style-name="P5"><text:a xlink:type="simple" xlink:href="http://bridgewinners.com/article/view/how-would-you-rule-4-card-ending/" text:style-name="Internet_20_link" text:visited-style-name="Visited_20_Internet_20_Link">http://bridgewinners.com/article/view/how-would-you-rule-4-card-ending/</text:a></text:p>
      <text:p text:style-name="P5">defoseaza Q de pica pe 7 de cupa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34:57.210000000</meta:creation-date>
    <meta:generator>LibreOffice/5.2.5.1$Windows_x86 LibreOffice_project/0312e1a284a7d50ca85a365c316c7abbf20a4d22</meta:generator>
    <dc:date>2017-06-07T12:17:52.553000000</dc:date>
    <meta:editing-duration>PT6M59S</meta:editing-duration>
    <meta:editing-cycles>2</meta:editing-cycles>
    <meta:document-statistic meta:table-count="0" meta:image-count="0" meta:object-count="0" meta:page-count="2" meta:paragraph-count="57" meta:word-count="700" meta:character-count="4209" meta:non-whitespace-character-count="3565"/>
  </office:meta>
</office:document-meta>
</file>